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line-break/>Глава 2: Разработка тем WordPress</text:h>
      <text:p text:style-name="P2">Разработка тем является ключевым аспектом создания визуального интерфейса сайта на WordPress. В этой главе мы рассмотрим каждый шаг создания пользовательских тем с углублением в технические детали и передовые методики.</text:p>
      <text:h text:style-name="P1" text:outline-level="4">2.1 Создание пользовательских тем</text:h>
      <text:p text:style-name="P2">Основы разработки тем начинаются с понимания HTML, CSS и PHP. Пользовательские темы в WordPress состоят из файлов, определяющих внешний вид сайта. Мы разберем структуру темы, включая файлы шаблонов (template files) и их назначение, использование тегов WordPress и функций для динамической загрузки контента.</text:p>
      <text:h text:style-name="P1" text:outline-level="4">2.2 Работа с функциями тем</text:h>
      <text:p text:style-name="P2">Функции тем предоставляют возможность дополнительной настройки темы через PHP. Это может включать в себя настройку виджетов, создание пользовательских меню, подключение стилей и скриптов, настройку кастомных типов записей и так далее.</text:p>
      <text:h text:style-name="P1" text:outline-level="4">2.3 Расширение функциональности тем</text:h>
      <text:p text:style-name="P2">Расширение функциональности тем может включать в себя использование JavaScript и AJAX для создания интерактивных элементов на сайте, создание кастомных страниц для различных типов контента (например, архивов, страниц одиночных записей), а также оптимизацию темы для SEO с помощью мета-тегов и микроформатов.</text:p>
      <text:p text:style-name="P2">Профессиональная разработка тем на WordPress требует глубокого понимания макетов и дизайна, понимания функциональности платформы и её API, а также умения создавать универсальные и оптимизированные темы для широкого спектра использования. Эта глава позволит освоить не только основы создания тем, но и передовые методики, необходимые для профессионального уровня разработки на этой платформ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22:48:18.89</dc:date>
    <meta:document-statistic meta:table-count="0" meta:image-count="0" meta:object-count="0" meta:page-count="1" meta:paragraph-count="9" meta:word-count="209" meta:character-count="1585"/>
    <dc:creator>Dima Wide</dc:creator>
    <meta:user-defined meta:name="Info 1"/>
    <meta:user-defined meta:name="Info 2"/>
    <meta:user-defined meta:name="Info 3"/>
    <meta:user-defined meta:name="Info 4"/>
  </office:meta>
</office:document-meta>
</file>